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svg:stroke-color="#cccccc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999999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666666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333333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051cm" svg:stroke-color="#333333" draw:marker-start="Arrow" draw:marker-start-width="0.381cm" draw:marker-end="Arrow" draw:marker-end-width="0.381cm" draw:fill-color="#e6e6e6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solid" draw:fill-color="#cccccc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fill-color="#999999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fill-color="#666666" draw:textarea-horizontal-align="justify" draw:textarea-vertical-align="middle" draw:auto-grow-height="false"/>
    </style:style>
    <style:style style:name="gr20" style:family="graphic" style:parent-style-name="standard">
      <style:graphic-properties draw:stroke="solid" draw:fill-color="#e6e6e6" draw:textarea-horizontal-align="justify" draw:textarea-vertical-align="middle" draw:auto-grow-height="false"/>
    </style:style>
    <style:style style:name="gr21" style:family="graphic" style:parent-style-name="standard">
      <style:graphic-properties draw:fill-color="#b3b3b3" draw:textarea-horizontal-align="center" draw:textarea-vertical-align="middle"/>
    </style:style>
    <style:style style:name="gr22" style:family="graphic" style:parent-style-name="standard">
      <style:graphic-properties svg:stroke-width="0.127cm" draw:marker-start-width="0.305cm" draw:marker-end="Arrow" draw:marker-end-width="0.3cm" draw:textarea-horizontal-align="center" draw:textarea-vertical-align="middle" fo:padding-top="0.188cm" fo:padding-bottom="0.188cm" fo:padding-left="0.313cm" fo:padding-right="0.3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6cm"/>
    </style:style>
    <style:style style:name="gr25" style:family="graphic" style:parent-style-name="standard">
      <style:graphic-properties draw:fill-color="#b3b3b3" draw:textarea-horizontal-align="center" draw:textarea-vertical-align="middle"/>
    </style:style>
    <style:style style:name="gr2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7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28" style:family="graphic" style:parent-style-name="standard">
      <style:graphic-properties svg:stroke-width="0.127cm" svg:stroke-color="#999999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9cm" fo:min-width="0.636cm"/>
    </style:style>
    <style:style style:name="gr30" style:family="graphic" style:parent-style-name="standard">
      <style:graphic-properties svg:stroke-width="0cm" draw:marker-start-width="0.12cm" draw:marker-end="Arrow" draw:marker-end-width="0.11cm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7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71cm"/>
    </style:style>
    <style:style style:name="gr34" style:family="graphic" style:parent-style-name="standard">
      <style:graphic-properties draw:fill="solid" draw:fill-color="#cccccc" draw:fill-gradient-name="Gradient_20_1" draw:fill-hatch-name="Black_20_0_20_Degrees" draw:fill-image-name="Empty" draw:textarea-horizontal-align="center" draw:textarea-vertical-align="middle"/>
    </style:style>
    <style:style style:name="gr35" style:family="graphic" style:parent-style-name="standard">
      <style:graphic-properties draw:stroke="none" draw:fill="solid" draw:fill-color="#999999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6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8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8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7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1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1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86cm"/>
    </style:style>
    <style:style style:name="gr47" style:family="graphic" style:parent-style-name="standard">
      <style:graphic-properties draw:stroke="dash" draw:stroke-dash="Ultrafine_20_Dashed" svg:stroke-width="0cm" draw:marker-start-width="0.12cm" draw:marker-end="" draw:marker-end-width="0.11cm" draw:textarea-horizontal-align="center" draw:textarea-vertical-align="middle" fo:padding-top="0.125cm" fo:padding-bottom="0.125cm" fo:padding-left="0.25cm" fo:padding-right="0.25cm"/>
    </style:style>
    <style:style style:name="gr48" style:family="graphic" style:parent-style-name="standard">
      <style:graphic-properties draw:stroke="dash" draw:stroke-dash="Ultrafine_20_Dashed" svg:stroke-width="0.127cm" draw:marker-start-width="0.305cm" draw:marker-end="" draw:marker-end-width="0.3cm" draw:textarea-horizontal-align="center" draw:textarea-vertical-align="middle" fo:padding-top="0.188cm" fo:padding-bottom="0.188cm" fo:padding-left="0.313cm" fo:padding-right="0.313cm"/>
    </style:style>
    <style:style style:name="gr49" style:family="graphic" style:parent-style-name="standard">
      <style:graphic-properties svg:stroke-color="#999999" draw:fill="solid" draw:fill-color="#999999" draw:textarea-horizontal-align="justify" draw:textarea-vertical-align="middle" draw:auto-grow-height="false"/>
    </style:style>
    <style:style style:name="gr50" style:family="graphic" style:parent-style-name="standard">
      <style:graphic-properties draw:stroke="dash" draw:stroke-dash="Ultrafine_20_Dashed" draw:fill="none" draw:fill-color="#e6e6e6" draw:opacity="50%" draw:textarea-horizontal-align="justify" draw:textarea-vertical-align="middle" draw:auto-grow-height="false" draw:shadow-opacity="50%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gr5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4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55" style:family="graphic" style:parent-style-name="standard">
      <style:graphic-properties draw:textarea-horizontal-align="justify" draw:textarea-vertical-align="middle" draw:auto-grow-height="false"/>
    </style:style>
    <style:style style:name="gr56" style:family="graphic" style:parent-style-name="standard">
      <style:graphic-properties svg:stroke-width="0.102cm" draw:marker-start-width="0.305cm" draw:marker-end="Arrow" draw:marker-end-width="0.305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fo:min-height="1.02cm"/>
    </style:style>
    <style:style style:name="gr58" style:family="graphic" style:parent-style-name="standard">
      <style:graphic-properties svg:stroke-width="0.102cm" draw:marker-start-width="0.305cm" draw:marker-end="Arrow" draw:marker-end-width="0.305cm" draw:textarea-horizontal-align="center" draw:textarea-vertical-align="middle" fo:padding-top="0.176cm" fo:padding-bottom="0.176cm" fo:padding-left="0.301cm" fo:padding-right="0.301cm"/>
    </style:style>
    <style:style style:name="gr5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svg:stroke-width="0.102cm" svg:stroke-color="#666666" draw:marker-start-width="0.305cm" draw:marker-end="Arrow" draw:marker-end-width="0.305cm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62" style:family="graphic" style:parent-style-name="standard">
      <style:graphic-properties draw:stroke="dash" draw:stroke-dash="Ultrafine_20_Dashed" svg:stroke-width="0.127cm" svg:stroke-color="#000000" draw:marker-start-width="0.381cm" draw:marker-end-width="0.381cm" draw:textarea-horizontal-align="center" draw:textarea-vertical-align="middle" fo:padding-top="0.186cm" fo:padding-bottom="0.186cm" fo:padding-left="0.311cm" fo:padding-right="0.311cm"/>
    </style:style>
    <style:style style:name="gr63" style:family="graphic" style:parent-style-name="standard">
      <style:graphic-properties svg:stroke-width="0.102cm" draw:marker-start-width="0.356cm" draw:marker-end="Arrow" draw:marker-end-width="0.356cm" draw:textarea-horizontal-align="center" draw:textarea-vertical-align="middle" fo:padding-top="0.176cm" fo:padding-bottom="0.176cm" fo:padding-left="0.301cm" fo:padding-right="0.301cm"/>
    </style:style>
    <style:style style:name="gr64" style:family="graphic" style:parent-style-name="standard">
      <style:graphic-properties svg:stroke-color="#000000" draw:fill-color="#b3b3b3" draw:textarea-horizontal-align="justify" draw:textarea-vertical-align="middle" draw:auto-grow-height="false"/>
    </style:style>
    <style:style style:name="gr65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66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0cm"/>
    </style:style>
    <style:style style:name="P1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9" style:family="paragraph">
      <style:text-properties fo:font-size="12pt" fo:font-style="normal" style:font-size-asian="12pt" style:font-style-asian="normal" style:font-size-complex="12pt" style:font-style-complex="normal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2" style:family="paragraph"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font-size="8pt" style:font-size-asian="8pt" style:font-size-complex="8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1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1.086cm" svg:height="3.865cm" svg:x="50.79cm" svg:y="24.699cm">
          <text:p text:style-name="P6"/>
          <draw:enhanced-geometry svg:viewBox="0 0 21600 21600" draw:path-stretchpoint-x="10800" draw:path-stretchpoint-y="10800" draw:text-areas="?f3 ?f4 ?f5 ?f6" draw:type="round-rectangle" draw:modifiers="5464.58141674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672cm" svg:height="8.204cm" svg:x="35.5cm" svg:y="24.636cm"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1997.26027397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776cm" svg:height="8.185cm" svg:x="42.859cm" svg:y="24.655cm">
          <text:p text:style-name="P6"/>
          <draw:enhanced-geometry svg:viewBox="0 0 21600 21600" draw:path-stretchpoint-x="10800" draw:path-stretchpoint-y="10800" draw:text-areas="?f3 ?f4 ?f5 ?f6" draw:type="round-rectangle" draw:modifiers="3299.761715647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723cm" svg:height="0.512cm" svg:x="10.476cm" svg:y="15.725cm">
          <text:p text:style-name="P6"/>
          <draw:enhanced-geometry svg:viewBox="0 0 21600 21600" draw:path-stretchpoint-x="10800" draw:path-stretchpoint-y="10800" draw:text-areas="?f3 ?f4 ?f5 ?f6" draw:type="round-rectangle" draw:modifiers="4300.74294205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992cm" svg:height="0.144cm" svg:x="10.351cm" svg:y="16.234cm">
          <text:p text:style-name="P6"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723cm" svg:height="0.512cm" svg:x="11.576cm" svg:y="15.726cm">
          <text:p text:style-name="P6"/>
          <draw:enhanced-geometry svg:viewBox="0 0 21600 21600" draw:path-stretchpoint-x="10800" draw:path-stretchpoint-y="10800" draw:text-areas="?f3 ?f4 ?f5 ?f6" draw:type="round-rectangle" draw:modifiers="4300.74294205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992cm" svg:height="0.144cm" svg:x="11.451cm" svg:y="16.235cm">
          <text:p text:style-name="P6"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723cm" svg:height="0.512cm" svg:x="13.176cm" svg:y="15.726cm">
          <text:p text:style-name="P6"/>
          <draw:enhanced-geometry svg:viewBox="0 0 21600 21600" draw:path-stretchpoint-x="10800" draw:path-stretchpoint-y="10800" draw:text-areas="?f3 ?f4 ?f5 ?f6" draw:type="round-rectangle" draw:modifiers="4300.74294205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992cm" svg:height="0.144cm" svg:x="13.051cm" svg:y="16.235cm">
          <text:p text:style-name="P6"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723cm" svg:height="0.512cm" svg:x="14.276cm" svg:y="15.726cm">
          <text:p text:style-name="P6"/>
          <draw:enhanced-geometry svg:viewBox="0 0 21600 21600" draw:path-stretchpoint-x="10800" draw:path-stretchpoint-y="10800" draw:text-areas="?f3 ?f4 ?f5 ?f6" draw:type="round-rectangle" draw:modifiers="4300.74294205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992cm" svg:height="0.144cm" svg:x="14.151cm" svg:y="16.235cm">
          <text:p text:style-name="P6"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0.723cm" svg:height="0.512cm" svg:x="15.876cm" svg:y="15.726cm">
          <text:p text:style-name="P6"/>
          <draw:enhanced-geometry svg:viewBox="0 0 21600 21600" draw:path-stretchpoint-x="10800" draw:path-stretchpoint-y="10800" draw:text-areas="?f3 ?f4 ?f5 ?f6" draw:type="round-rectangle" draw:modifiers="4300.74294205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0.992cm" svg:height="0.144cm" svg:x="15.751cm" svg:y="16.235cm">
          <text:p text:style-name="P6"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0.723cm" svg:height="0.512cm" svg:x="16.976cm" svg:y="15.726cm">
          <text:p text:style-name="P6"/>
          <draw:enhanced-geometry svg:viewBox="0 0 21600 21600" draw:path-stretchpoint-x="10800" draw:path-stretchpoint-y="10800" draw:text-areas="?f3 ?f4 ?f5 ?f6" draw:type="round-rectangle" draw:modifiers="4300.74294205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0.992cm" svg:height="0.144cm" svg:x="16.851cm" svg:y="16.235cm">
          <text:p text:style-name="P6"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138cm" svg:height="1.428cm" svg:x="13.011cm" svg:y="7.549cm">
          <text:p text:style-name="P6"/>
          <draw:enhanced-geometry svg:viewBox="0 0 21600 21600" draw:path-stretchpoint-x="10800" draw:path-stretchpoint-y="10800" draw:text-areas="?f3 ?f4 ?f5 ?f6" draw:type="round-rectangle" draw:modifiers="5597.0802919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189cm" svg:height="0.706cm" svg:x="18.705cm" svg:y="15.761cm">
          <text:p text:style-name="P6"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1.09cm" svg:height="2.032cm" svg:x="9.917cm" svg:y="11.933cm">
          <text:p text:style-name="P5"><text:span text:style-name="T1">L2 Switch</text:span></text:p>
          <draw:enhanced-geometry svg:viewBox="0 0 21600 21600" draw:path-stretchpoint-x="10800" draw:path-stretchpoint-y="10800" draw:text-areas="?f3 ?f4 ?f5 ?f6" draw:type="round-rectangle" draw:modifiers="3229.906542056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14.48cm" svg:y1="11.933cm" svg:x2="14.48cm" svg:y2="9cm">
          <text:p text:style-name="P6"/>
        </draw:line>
        <draw:line draw:style-name="gr10" draw:text-style-name="P3" draw:layer="layout" svg:x1="15.286cm" svg:y1="9cm" svg:x2="15.286cm" svg:y2="11.933cm">
          <text:p text:style-name="P6"/>
        </draw:line>
        <draw:line draw:style-name="gr11" draw:text-style-name="P3" draw:layer="layout" svg:x1="16.186cm" svg:y1="9cm" svg:x2="16.186cm" svg:y2="11.933cm">
          <text:p text:style-name="P6"/>
        </draw:line>
        <draw:line draw:style-name="gr12" draw:text-style-name="P3" draw:layer="layout" svg:x1="16.986cm" svg:y1="9cm" svg:x2="16.986cm" svg:y2="11.933cm">
          <text:p text:style-name="P6"/>
        </draw:line>
        <draw:custom-shape draw:style-name="gr13" draw:text-style-name="P3" draw:layer="layout" svg:width="3.556cm" svg:height="1.278cm" svg:x="13.962cm" svg:y="9.9cm">
          <text:p text:style-name="P6"/>
          <draw:enhanced-geometry svg:viewBox="0 0 21600 21600" draw:path-stretchpoint-x="10800" draw:path-stretchpoint-y="10800" draw:text-areas="?f3 ?f4 ?f5 ?f6" draw:type="round-rectangle" draw:modifiers="1753.074274471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3.293cm" svg:height="0.78cm" svg:x="13.77cm" svg:y="10.101cm">
          <draw:text-box>
            <text:p text:style-name="P6"><text:span text:style-name="T1"><text:s/></text:span><text:span text:style-name="T1">1 <text:s text:c="4"/>2</text:span><text:span text:style-name="T1"><text:tab/></text:span><text:span text:style-name="T1"> <text:s text:c="4"/>3 <text:s text:c="3"/>4</text:span></text:p>
          </draw:text-box>
        </draw:frame>
        <draw:line draw:style-name="gr9" draw:text-style-name="P5" draw:layer="layout" svg:x1="10.78cm" svg:y1="15.726cm" svg:x2="10.78cm" svg:y2="13.977cm">
          <text:p text:style-name="P6"/>
        </draw:line>
        <draw:line draw:style-name="gr10" draw:text-style-name="P3" draw:layer="layout" svg:x1="13.486cm" svg:y1="13.977cm" svg:x2="13.486cm" svg:y2="15.726cm">
          <text:p text:style-name="P6"/>
        </draw:line>
        <draw:line draw:style-name="gr11" draw:text-style-name="P3" draw:layer="layout" svg:x1="16.217cm" svg:y1="13.977cm" svg:x2="16.217cm" svg:y2="15.726cm">
          <text:p text:style-name="P6"/>
        </draw:line>
        <draw:line draw:style-name="gr15" draw:text-style-name="P3" draw:layer="layout" svg:x1="19.766cm" svg:y1="14.032cm" svg:x2="19.766cm" svg:y2="15.781cm">
          <text:p text:style-name="P6"/>
        </draw:line>
        <draw:line draw:style-name="gr11" draw:text-style-name="P3" draw:layer="layout" svg:x1="17.317cm" svg:y1="13.978cm" svg:x2="17.317cm" svg:y2="15.727cm">
          <text:p text:style-name="P6"/>
        </draw:line>
        <draw:line draw:style-name="gr10" draw:text-style-name="P3" draw:layer="layout" svg:x1="14.586cm" svg:y1="13.978cm" svg:x2="14.586cm" svg:y2="15.727cm">
          <text:p text:style-name="P6"/>
        </draw:line>
        <draw:line draw:style-name="gr9" draw:text-style-name="P5" draw:layer="layout" svg:x1="11.98cm" svg:y1="15.727cm" svg:x2="11.98cm" svg:y2="13.978cm">
          <text:p text:style-name="P6"/>
        </draw:line>
        <draw:frame draw:style-name="gr14" draw:text-style-name="P7" draw:layer="layout" svg:width="1.975cm" svg:height="0.78cm" svg:x="10.414cm" svg:y="16.505cm">
          <draw:text-box>
            <text:p text:style-name="P6"><text:span text:style-name="T1">VLAN 1</text:span></text:p>
          </draw:text-box>
        </draw:frame>
        <draw:frame draw:style-name="gr14" draw:text-style-name="P7" draw:layer="layout" svg:width="1.975cm" svg:height="0.78cm" svg:x="13.115cm" svg:y="16.505cm">
          <draw:text-box>
            <text:p text:style-name="P6"><text:span text:style-name="T1">VLAN 2</text:span></text:p>
          </draw:text-box>
        </draw:frame>
        <draw:frame draw:style-name="gr14" draw:text-style-name="P7" draw:layer="layout" svg:width="1.975cm" svg:height="0.78cm" svg:x="15.815cm" svg:y="16.505cm">
          <draw:text-box>
            <text:p text:style-name="P6"><text:span text:style-name="T1">VLAN 3</text:span></text:p>
          </draw:text-box>
        </draw:frame>
        <draw:frame draw:style-name="gr14" draw:text-style-name="P7" draw:layer="layout" svg:width="2.166cm" svg:height="0.78cm" svg:x="18.715cm" svg:y="16.505cm">
          <draw:text-box>
            <text:p text:style-name="P6"><text:span text:style-name="T1">Gateway</text:span></text:p>
          </draw:text-box>
        </draw:frame>
        <draw:custom-shape draw:style-name="gr16" draw:text-style-name="P8" draw:layer="layout" svg:width="3.535cm" svg:height="0.398cm" svg:x="13.961cm" svg:y="11.933cm">
          <text:p text:style-name="P5"><text:span text:style-name="T2">TRUNK PORT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836cm" svg:height="0.407cm" svg:x="10.562cm" svg:y="13.558cm">
          <text:p text:style-name="P5"><text:span text:style-name="T2">VLAN 1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836cm" svg:height="0.391cm" svg:x="13.162cm" svg:y="13.574cm">
          <text:p text:style-name="P5"><text:span text:style-name="T2">VLAN 2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.836cm" svg:height="0.398cm" svg:x="15.762cm" svg:y="13.567cm">
          <text:p text:style-name="P5"><text:span text:style-name="T2">VLAN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1.836cm" svg:height="0.398cm" svg:x="18.462cm" svg:y="13.567cm">
          <text:p text:style-name="P5"><text:span text:style-name="T2">VLAN 4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.898cm" svg:height="7.566cm" svg:x="9.5cm" svg:y="7cm">
          <text:p text:style-name="P6"/>
          <draw:enhanced-geometry svg:viewBox="0 0 21600 21600" draw:path-stretchpoint-x="10800" draw:path-stretchpoint-y="10800" draw:text-areas="?f3 ?f4 ?f5 ?f6" draw:type="round-rectangle" draw:modifiers="1087.61858428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1.552cm" svg:height="1.309cm" svg:x="17.732cm" svg:y="10.054cm">
          <draw:text-box>
            <text:p text:style-name="P6"><text:span text:style-name="T3">Trunk</text:span></text:p>
            <text:p text:style-name="P6"><text:span text:style-name="T3">Link</text:span></text:p>
          </draw:text-box>
        </draw:frame>
        <draw:rect draw:style-name="gr21" draw:text-style-name="P10" draw:layer="layout" svg:width="2cm" svg:height="4cm" svg:x="38.6cm" svg:y="5.972cm">
          <text:p text:style-name="P5"><text:span text:style-name="T1">adapter</text:span></text:p>
        </draw:rect>
        <draw:rect draw:style-name="gr21" draw:text-style-name="P10" draw:layer="layout" svg:width="2cm" svg:height="4cm" svg:x="41.9cm" svg:y="5.972cm">
          <text:p text:style-name="P5"><text:span text:style-name="T1">classifier</text:span></text:p>
        </draw:rect>
        <draw:line draw:style-name="gr22" draw:text-style-name="P3" draw:layer="layout" svg:x1="40.597cm" svg:y1="6.472cm" svg:x2="41.941cm" svg:y2="6.472cm">
          <text:p text:style-name="P6"/>
        </draw:line>
        <draw:frame draw:style-name="gr23" draw:text-style-name="P11" draw:layer="layout" svg:width="1.154cm" svg:height="0.607cm" svg:x="40.489cm" svg:y="5.999cm">
          <draw:text-box>
            <text:p text:style-name="P6"><text:span text:style-name="T4">data</text:span></text:p>
          </draw:text-box>
        </draw:frame>
        <draw:line draw:style-name="gr22" draw:text-style-name="P3" draw:layer="layout" svg:x1="40.597cm" svg:y1="7.073cm" svg:x2="41.941cm" svg:y2="7.073cm">
          <text:p text:style-name="P6"/>
        </draw:line>
        <draw:frame draw:style-name="gr24" draw:text-style-name="P11" draw:layer="layout" svg:width="1.386cm" svg:height="0.607cm" svg:x="40.489cm" svg:y="6.6cm">
          <draw:text-box>
            <text:p text:style-name="P6"><text:span text:style-name="T4">status</text:span></text:p>
          </draw:text-box>
        </draw:frame>
        <draw:line draw:style-name="gr22" draw:text-style-name="P3" draw:layer="layout" svg:x1="43.9cm" svg:y1="6.473cm" svg:x2="45.6cm" svg:y2="6.473cm">
          <text:p text:style-name="P6"/>
        </draw:line>
        <draw:line draw:style-name="gr22" draw:text-style-name="P3" draw:layer="layout" svg:x1="43.9cm" svg:y1="7.074cm" svg:x2="45.6cm" svg:y2="7.074cm">
          <text:p text:style-name="P6"/>
        </draw:line>
        <draw:frame draw:style-name="gr14" draw:text-style-name="P12" draw:layer="layout" svg:width="1.797cm" svg:height="0.963cm" svg:x="47.47cm" svg:y="5.5cm">
          <draw:text-box>
            <text:p text:style-name="P6"><text:span text:style-name="T4">data_ext</text:span></text:p>
            <text:p text:style-name="P6"><text:span text:style-name="T4">status_ext</text:span></text:p>
          </draw:text-box>
        </draw:frame>
        <draw:rect draw:style-name="gr25" draw:text-style-name="P13" draw:layer="layout" svg:width="2cm" svg:height="5cm" svg:x="45.6cm" svg:y="5.972cm">
          <text:p text:style-name="P6"/>
        </draw:rect>
        <draw:line draw:style-name="gr22" draw:text-style-name="P3" draw:layer="layout" svg:x1="47.6cm" svg:y1="6.473cm" svg:x2="49.222cm" svg:y2="6.473cm">
          <text:p text:style-name="P6"/>
        </draw:line>
        <draw:frame draw:style-name="gr14" draw:text-style-name="P12" draw:layer="layout" svg:width="1.878cm" svg:height="0.963cm" svg:x="47.47cm" svg:y="6.901cm">
          <draw:text-box>
            <text:p text:style-name="P6"><text:span text:style-name="T4">data_int1</text:span></text:p>
            <text:p text:style-name="P6"><text:span text:style-name="T4">status_int1</text:span></text:p>
          </draw:text-box>
        </draw:frame>
        <draw:frame draw:style-name="gr14" draw:text-style-name="P12" draw:layer="layout" svg:width="1.878cm" svg:height="0.963cm" svg:x="47.47cm" svg:y="8.101cm">
          <draw:text-box>
            <text:p text:style-name="P6"><text:span text:style-name="T4">data_int2</text:span></text:p>
            <text:p text:style-name="P6"><text:span text:style-name="T4">status_int2</text:span></text:p>
          </draw:text-box>
        </draw:frame>
        <draw:polyline draw:style-name="gr22" draw:text-style-name="P3" draw:layer="layout" svg:width="4.724cm" svg:height="1.831cm" draw:transform="skewX (-0.0862192650485036) rotate (-1.55124863917345) translate (49.4281864434115cm 8.8669140268168cm)" svg:viewBox="0 0 4725 1832" draw:points="0,-96659 195,-98491 4725,-98402 4586,-97077">
          <text:p text:style-name="P6"/>
        </draw:polyline>
        <draw:frame draw:style-name="gr14" draw:text-style-name="P12" draw:layer="layout" svg:width="1.052cm" svg:height="0.607cm" svg:x="43.7cm" svg:y="5.972cm">
          <draw:text-box>
            <text:p text:style-name="P6"><text:span text:style-name="T4">data</text:span></text:p>
          </draw:text-box>
        </draw:frame>
        <draw:frame draw:style-name="gr14" draw:text-style-name="P12" draw:layer="layout" svg:width="1.264cm" svg:height="0.607cm" svg:x="43.7cm" svg:y="6.573cm">
          <draw:text-box>
            <text:p text:style-name="P6"><text:span text:style-name="T4">status</text:span></text:p>
          </draw:text-box>
        </draw:frame>
        <draw:frame draw:style-name="gr14" draw:text-style-name="P12" draw:layer="layout" svg:width="1.797cm" svg:height="0.963cm" svg:x="43.97cm" svg:y="8cm">
          <draw:text-box>
            <text:p text:style-name="P14"><text:span text:style-name="T4">data_ext</text:span></text:p>
            <text:p text:style-name="P6"><text:span text:style-name="T4">status_ext</text:span></text:p>
          </draw:text-box>
        </draw:frame>
        <draw:line draw:style-name="gr22" draw:text-style-name="P3" draw:layer="layout" svg:x1="44.247cm" svg:y1="9.073cm" svg:x2="45.6cm" svg:y2="9.073cm">
          <text:p text:style-name="P6"/>
        </draw:line>
        <draw:rect draw:style-name="gr21" draw:text-style-name="P3" draw:layer="layout" svg:width="2.499cm" svg:height="4cm" svg:x="45.601cm" svg:y="13.072cm">
          <text:p text:style-name="P5"/>
          <text:p text:style-name="P5"/>
          <text:p text:style-name="P5"/>
          <text:p text:style-name="P5"><text:span text:style-name="T1">memory</text:span></text:p>
        </draw:rect>
        <draw:polyline draw:style-name="gr22" draw:text-style-name="P3" draw:layer="layout" svg:width="7.788cm" svg:height="2.133cm" draw:transform="skewX (-0.127758101245961) rotate (-1.55578649522864) translate (49.730403176068cm 7.51876322184194cm)" svg:viewBox="0 0 7789 2134" draw:points="0,-97090 306,-99224 7789,-99112 7554,-97477">
          <text:p text:style-name="P6"/>
        </draw:polyline>
        <draw:polyline draw:style-name="gr26" draw:text-style-name="P3" draw:layer="layout" svg:width="6.778cm" svg:height="4.826cm" draw:transform="skewX (0.17156586547101) rotate (-2.46475396966711) translate (51.0583852767489cm 9.79256343948089cm)" svg:viewBox="0 0 6779 4827" draw:points="0,-75487 2356,-79227 6779,-76108 5696,-74400">
          <text:p text:style-name="P6"/>
        </draw:polyline>
        <draw:rect draw:style-name="gr21" draw:text-style-name="P10" draw:layer="layout" svg:width="2cm" svg:height="4cm" svg:x="41.9cm" svg:y="13.072cm">
          <text:p text:style-name="P5"><text:span text:style-name="T1">scheduler</text:span></text:p>
        </draw:rect>
        <draw:rect draw:style-name="gr21" draw:text-style-name="P10" draw:layer="layout" svg:width="2cm" svg:height="4cm" svg:x="38.6cm" svg:y="13.072cm">
          <text:p text:style-name="P5"><text:span text:style-name="T1">adapter</text:span></text:p>
        </draw:rect>
        <draw:line draw:style-name="gr22" draw:text-style-name="P3" draw:layer="layout" svg:x1="41.911cm" svg:y1="13.572cm" svg:x2="40.58cm" svg:y2="13.572cm">
          <text:p text:style-name="P6"/>
        </draw:line>
        <draw:line draw:style-name="gr22" draw:text-style-name="P3" draw:layer="layout" svg:x1="41.911cm" svg:y1="14.173cm" svg:x2="40.58cm" svg:y2="14.173cm">
          <text:p text:style-name="P6"/>
        </draw:line>
        <draw:line draw:style-name="gr22" draw:text-style-name="P3" draw:layer="layout" svg:x1="45.602cm" svg:y1="13.573cm" svg:x2="43.901cm" svg:y2="13.573cm">
          <text:p text:style-name="P6"/>
        </draw:line>
        <draw:line draw:style-name="gr22" draw:text-style-name="P3" draw:layer="layout" svg:x1="45.601cm" svg:y1="15.574cm" svg:x2="43.9cm" svg:y2="15.574cm">
          <text:p text:style-name="P6"/>
        </draw:line>
        <draw:line draw:style-name="gr22" draw:text-style-name="P3" draw:layer="layout" svg:x1="43.9cm" svg:y1="16.172cm" svg:x2="45.602cm" svg:y2="16.175cm">
          <text:p text:style-name="P6"/>
        </draw:line>
        <draw:frame draw:style-name="gr14" draw:text-style-name="P12" draw:layer="layout" svg:width="1.052cm" svg:height="0.607cm" svg:x="44.736cm" svg:y="13.072cm">
          <draw:text-box>
            <text:p text:style-name="P6"><text:span text:style-name="T4">data</text:span></text:p>
          </draw:text-box>
        </draw:frame>
        <draw:custom-shape draw:style-name="gr27" draw:text-style-name="P3" draw:layer="layout" svg:width="0.724cm" svg:height="0.26cm" draw:transform="rotate (-1.57062179387059) translate (46.034cm 13.37cm)">
          <text:p text:style-name="P6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8" draw:text-style-name="P3" draw:layer="layout" svg:x1="46.034cm" svg:y1="13.633cm" svg:x2="46.3cm" svg:y2="13.63cm">
          <text:p text:style-name="P6"/>
        </draw:line>
        <draw:polyline draw:style-name="gr28" draw:text-style-name="P3" draw:layer="layout" svg:width="1.609cm" svg:height="0.221cm" draw:transform="rotate (-1.42698119643148) translate (46.1250897249677cm 13.8318088504161cm)" svg:viewBox="0 0 1610 222" draw:points="0,-87241 13,-87333 1586,-87111 1610,-87277">
          <text:p text:style-name="P6"/>
        </draw:polyline>
        <draw:frame draw:style-name="gr14" draw:text-style-name="P12" draw:layer="layout" svg:width="1.51cm" svg:height="0.607cm" svg:x="43.736cm" svg:y="15.673cm">
          <draw:text-box>
            <text:p text:style-name="P14"><text:span text:style-name="T4">address</text:span></text:p>
          </draw:text-box>
        </draw:frame>
        <draw:frame draw:style-name="gr29" draw:text-style-name="P15" draw:layer="layout" svg:width="1.136cm" svg:height="0.607cm" svg:x="44.736cm" svg:y="15.074cm">
          <draw:text-box>
            <text:p text:style-name="P14"><text:span text:style-name="T4">reqs</text:span></text:p>
          </draw:text-box>
        </draw:frame>
        <draw:line draw:style-name="gr30" draw:text-style-name="P3" draw:layer="layout" svg:x1="43.901cm" svg:y1="16.676cm" svg:x2="45.602cm" svg:y2="16.676cm">
          <text:p text:style-name="P6"/>
        </draw:line>
        <draw:frame draw:style-name="gr31" draw:text-style-name="P15" draw:layer="layout" svg:width="0.908cm" svg:height="0.607cm" svg:x="43.716cm" svg:y="16.174cm">
          <draw:text-box>
            <text:p text:style-name="P14"><text:span text:style-name="T4">ren</text:span></text:p>
          </draw:text-box>
        </draw:frame>
        <draw:line draw:style-name="gr22" draw:text-style-name="P3" draw:layer="layout" svg:x1="45.603cm" svg:y1="14.074cm" svg:x2="43.902cm" svg:y2="14.074cm">
          <text:p text:style-name="P6"/>
        </draw:line>
        <draw:frame draw:style-name="gr14" draw:text-style-name="P12" draw:layer="layout" svg:width="1.264cm" svg:height="0.607cm" svg:x="44.537cm" svg:y="13.573cm">
          <draw:text-box>
            <text:p text:style-name="P6"><text:span text:style-name="T4">status</text:span></text:p>
          </draw:text-box>
        </draw:frame>
        <draw:frame draw:style-name="gr32" draw:text-style-name="P11" draw:layer="layout" svg:width="1.141cm" svg:height="0.607cm" svg:x="40.925cm" svg:y="13.072cm">
          <draw:text-box>
            <text:p text:style-name="P6"><text:span text:style-name="T4">data</text:span></text:p>
          </draw:text-box>
        </draw:frame>
        <draw:frame draw:style-name="gr33" draw:text-style-name="P11" draw:layer="layout" svg:width="1.371cm" svg:height="0.607cm" svg:x="40.769cm" svg:y="13.573cm">
          <draw:text-box>
            <text:p text:style-name="P6"><text:span text:style-name="T4">status</text:span></text:p>
          </draw:text-box>
        </draw:frame>
        <draw:rect draw:style-name="gr34" draw:text-style-name="P3" draw:layer="layout" svg:width="1.93cm" svg:height="11.206cm" svg:x="33.57cm" svg:y="5.872cm">
          <text:p text:style-name="P6"/>
        </draw:rect>
        <draw:rect draw:style-name="gr35" draw:text-style-name="P8" draw:layer="layout" svg:width="1.5cm" svg:height="0.5cm" svg:x="46.3cm" svg:y="13.372cm">
          <text:p text:style-name="P5"><text:span text:style-name="T2">FIFO_1</text:span></text:p>
        </draw:rect>
        <draw:rect draw:style-name="gr35" draw:text-style-name="P5" draw:layer="layout" svg:width="1.5cm" svg:height="0.5cm" svg:x="46.3cm" svg:y="15.172cm">
          <text:p text:style-name="P5"><text:span text:style-name="T2">FIFO_N</text:span></text:p>
        </draw:rect>
        <draw:line draw:style-name="gr30" draw:text-style-name="P3" draw:layer="layout" svg:x1="37.339cm" svg:y1="8.574cm" svg:x2="38.613cm" svg:y2="8.574cm">
          <text:p text:style-name="P6"/>
        </draw:line>
        <draw:frame draw:style-name="gr36" draw:text-style-name="P15" draw:layer="layout" svg:width="0.866cm" svg:height="0.607cm" svg:x="37.234cm" svg:y="8.072cm">
          <draw:text-box>
            <text:p text:style-name="P14"><text:span text:style-name="T4">err</text:span></text:p>
          </draw:text-box>
        </draw:frame>
        <draw:line draw:style-name="gr30" draw:text-style-name="P3" draw:layer="layout" svg:x1="37.339cm" svg:y1="8.175cm" svg:x2="38.613cm" svg:y2="8.175cm">
          <text:p text:style-name="P6"/>
        </draw:line>
        <draw:frame draw:style-name="gr37" draw:text-style-name="P15" draw:layer="layout" svg:width="0.996cm" svg:height="0.607cm" svg:x="37.234cm" svg:y="7.673cm">
          <draw:text-box>
            <text:p text:style-name="P14"><text:span text:style-name="T4">eop</text:span></text:p>
          </draw:text-box>
        </draw:frame>
        <draw:line draw:style-name="gr30" draw:text-style-name="P3" draw:layer="layout" svg:x1="37.339cm" svg:y1="7.775cm" svg:x2="38.613cm" svg:y2="7.775cm">
          <text:p text:style-name="P6"/>
        </draw:line>
        <draw:frame draw:style-name="gr38" draw:text-style-name="P15" draw:layer="layout" svg:width="0.982cm" svg:height="0.607cm" svg:x="37.234cm" svg:y="7.273cm">
          <draw:text-box>
            <text:p text:style-name="P14"><text:span text:style-name="T4">sop</text:span></text:p>
          </draw:text-box>
        </draw:frame>
        <draw:line draw:style-name="gr30" draw:text-style-name="P3" draw:layer="layout" svg:x1="37.339cm" svg:y1="7.375cm" svg:x2="38.613cm" svg:y2="7.375cm">
          <text:p text:style-name="P6"/>
        </draw:line>
        <draw:frame draw:style-name="gr39" draw:text-style-name="P15" draw:layer="layout" svg:width="0.887cm" svg:height="0.607cm" svg:x="37.234cm" svg:y="6.873cm">
          <draw:text-box>
            <text:p text:style-name="P14"><text:span text:style-name="T4">val</text:span></text:p>
          </draw:text-box>
        </draw:frame>
        <draw:line draw:style-name="gr30" draw:text-style-name="P3" draw:layer="layout" svg:x1="38.613cm" svg:y1="9.575cm" svg:x2="37.339cm" svg:y2="9.575cm">
          <text:p text:style-name="P6"/>
        </draw:line>
        <draw:frame draw:style-name="gr40" draw:text-style-name="P15" draw:layer="layout" svg:width="0.93cm" svg:height="0.607cm" svg:x="37.92cm" svg:y="9.074cm">
          <draw:text-box>
            <text:p text:style-name="P14"><text:span text:style-name="T4">ren</text:span></text:p>
          </draw:text-box>
        </draw:frame>
        <draw:line draw:style-name="gr30" draw:text-style-name="P3" draw:layer="layout" svg:x1="37.339cm" svg:y1="6.975cm" svg:x2="38.613cm" svg:y2="6.975cm">
          <text:p text:style-name="P6"/>
        </draw:line>
        <draw:frame draw:style-name="gr41" draw:text-style-name="P15" draw:layer="layout" svg:width="1.112cm" svg:height="0.607cm" svg:x="37.234cm" svg:y="6.473cm">
          <draw:text-box>
            <text:p text:style-name="P14"><text:span text:style-name="T4">avail</text:span></text:p>
          </draw:text-box>
        </draw:frame>
        <draw:line draw:style-name="gr22" draw:text-style-name="P3" draw:layer="layout" svg:x1="37.337cm" svg:y1="6.472cm" svg:x2="38.584cm" svg:y2="6.472cm">
          <text:p text:style-name="P6"/>
        </draw:line>
        <draw:frame draw:style-name="gr42" draw:text-style-name="P11" draw:layer="layout" svg:width="1.078cm" svg:height="0.607cm" svg:x="37.257cm" svg:y="5.999cm">
          <draw:text-box>
            <text:p text:style-name="P6"><text:span text:style-name="T4">data</text:span></text:p>
          </draw:text-box>
        </draw:frame>
        <draw:line draw:style-name="gr22" draw:text-style-name="P3" draw:layer="layout" svg:x1="37.337cm" svg:y1="8.973cm" svg:x2="38.584cm" svg:y2="8.973cm">
          <text:p text:style-name="P6"/>
        </draw:line>
        <draw:frame draw:style-name="gr42" draw:text-style-name="P11" draw:layer="layout" svg:width="1.078cm" svg:height="0.607cm" svg:x="37.234cm" svg:y="8.472cm">
          <draw:text-box>
            <text:p text:style-name="P6"><text:span text:style-name="T4">mod</text:span></text:p>
          </draw:text-box>
        </draw:frame>
        <draw:line draw:style-name="gr30" draw:text-style-name="P3" draw:layer="layout" svg:x1="38.6cm" svg:y1="14.876cm" svg:x2="37.343cm" svg:y2="14.876cm">
          <text:p text:style-name="P6"/>
        </draw:line>
        <draw:line draw:style-name="gr30" draw:text-style-name="P3" draw:layer="layout" svg:x1="38.604cm" svg:y1="14.476cm" svg:x2="37.343cm" svg:y2="14.476cm">
          <text:p text:style-name="P6"/>
        </draw:line>
        <draw:line draw:style-name="gr30" draw:text-style-name="P3" draw:layer="layout" svg:x1="38.604cm" svg:y1="14.076cm" svg:x2="37.343cm" svg:y2="14.076cm">
          <text:p text:style-name="P6"/>
        </draw:line>
        <draw:line draw:style-name="gr22" draw:text-style-name="P3" draw:layer="layout" svg:x1="38.635cm" svg:y1="13.573cm" svg:x2="37.341cm" svg:y2="13.573cm">
          <text:p text:style-name="P6"/>
        </draw:line>
        <draw:line draw:style-name="gr22" draw:text-style-name="P3" draw:layer="layout" svg:x1="38.635cm" svg:y1="15.274cm" svg:x2="37.341cm" svg:y2="15.274cm">
          <text:p text:style-name="P6"/>
        </draw:line>
        <draw:frame draw:style-name="gr43" draw:text-style-name="P15" draw:layer="layout" svg:width="1.118cm" svg:height="0.607cm" svg:x="37.763cm" svg:y="13.003cm">
          <draw:text-box>
            <text:p text:style-name="P14"><text:span text:style-name="T4">data</text:span></text:p>
          </draw:text-box>
        </draw:frame>
        <draw:frame draw:style-name="gr44" draw:text-style-name="P15" draw:layer="layout" svg:width="0.92cm" svg:height="0.607cm" svg:x="37.908cm" svg:y="13.572cm">
          <draw:text-box>
            <text:p text:style-name="P14"><text:span text:style-name="T4">val</text:span></text:p>
          </draw:text-box>
        </draw:frame>
        <draw:frame draw:style-name="gr45" draw:text-style-name="P15" draw:layer="layout" svg:width="1.019cm" svg:height="0.607cm" svg:x="37.842cm" svg:y="13.973cm">
          <draw:text-box>
            <text:p text:style-name="P14"><text:span text:style-name="T4">sop</text:span></text:p>
          </draw:text-box>
        </draw:frame>
        <draw:frame draw:style-name="gr45" draw:text-style-name="P15" draw:layer="layout" svg:width="1.019cm" svg:height="0.607cm" svg:x="37.843cm" svg:y="13.974cm">
          <draw:text-box>
            <text:p text:style-name="P14"><text:span text:style-name="T4">sop</text:span></text:p>
          </draw:text-box>
        </draw:frame>
        <draw:frame draw:style-name="gr46" draw:text-style-name="P15" draw:layer="layout" svg:width="0.986cm" svg:height="0.607cm" svg:x="37.819cm" svg:y="14.373cm">
          <draw:text-box>
            <text:p text:style-name="P14"><text:span text:style-name="T4">eop</text:span></text:p>
          </draw:text-box>
        </draw:frame>
        <draw:frame draw:style-name="gr43" draw:text-style-name="P15" draw:layer="layout" svg:width="1.118cm" svg:height="0.607cm" svg:x="37.776cm" svg:y="14.774cm">
          <draw:text-box>
            <text:p text:style-name="P14"><text:span text:style-name="T4">mod</text:span></text:p>
          </draw:text-box>
        </draw:frame>
        <draw:line draw:style-name="gr30" draw:text-style-name="P3" draw:layer="layout" svg:x1="37.344cm" svg:y1="16.677cm" svg:x2="38.6cm" svg:y2="16.677cm">
          <text:p text:style-name="P6"/>
        </draw:line>
        <draw:frame draw:style-name="gr44" draw:text-style-name="P15" draw:layer="layout" svg:width="0.92cm" svg:height="0.607cm" svg:x="37.235cm" svg:y="16.175cm">
          <draw:text-box>
            <text:p text:style-name="P14"><text:span text:style-name="T4">full</text:span></text:p>
          </draw:text-box>
        </draw:frame>
        <draw:frame draw:style-name="gr14" draw:text-style-name="P13" draw:layer="layout" svg:width="1.81cm" svg:height="3.338cm" svg:x="33.57cm" svg:y="9.599cm">
          <draw:text-box>
            <text:p text:style-name="P5"><text:span text:style-name="T2">Media</text:span></text:p>
            <text:p text:style-name="P5"><text:span text:style-name="T2">Access</text:span></text:p>
            <text:p text:style-name="P5"><text:span text:style-name="T2">Control</text:span></text:p>
            <text:p text:style-name="P5"><text:span text:style-name="T2"/></text:p>
            <text:p text:style-name="P5"><text:span text:style-name="T2">+</text:span></text:p>
            <text:p text:style-name="P5"><text:span text:style-name="T2"/></text:p>
            <text:p text:style-name="P5"><text:span text:style-name="T2">Physical</text:span></text:p>
          </draw:text-box>
        </draw:frame>
        <draw:custom-shape draw:style-name="gr3" draw:text-style-name="P3" draw:layer="layout" svg:width="1.5cm" svg:height="1cm" svg:x="32cm" svg:y="10.476cm">
          <text:p text:style-name="P6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6" draw:layer="layout" svg:width="1.044cm" svg:height="0.692cm" svg:x="32.27cm" svg:y="10.699cm">
          <draw:text-box>
            <text:p text:style-name="P6"><text:span text:style-name="T2">line</text:span></text:p>
          </draw:text-box>
        </draw:frame>
        <draw:g>
          <draw:line draw:style-name="gr47" draw:text-style-name="P3" draw:layer="layout" svg:x1="35.57cm" svg:y1="8.575cm" svg:x2="36.136cm" svg:y2="8.575cm">
            <text:p text:style-name="P6"/>
          </draw:line>
          <draw:line draw:style-name="gr47" draw:text-style-name="P3" draw:layer="layout" svg:x1="35.57cm" svg:y1="8.176cm" svg:x2="36.136cm" svg:y2="8.176cm">
            <text:p text:style-name="P6"/>
          </draw:line>
          <draw:line draw:style-name="gr47" draw:text-style-name="P3" draw:layer="layout" svg:x1="35.57cm" svg:y1="7.776cm" svg:x2="36.136cm" svg:y2="7.776cm">
            <text:p text:style-name="P6"/>
          </draw:line>
          <draw:line draw:style-name="gr47" draw:text-style-name="P3" draw:layer="layout" svg:x1="35.57cm" svg:y1="7.376cm" svg:x2="36.136cm" svg:y2="7.376cm">
            <text:p text:style-name="P6"/>
          </draw:line>
          <draw:line draw:style-name="gr47" draw:text-style-name="P3" draw:layer="layout" svg:x1="35.57cm" svg:y1="6.976cm" svg:x2="36.136cm" svg:y2="6.976cm">
            <text:p text:style-name="P6"/>
          </draw:line>
          <draw:line draw:style-name="gr48" draw:text-style-name="P3" draw:layer="layout" svg:x1="35.57cm" svg:y1="6.473cm" svg:x2="36.136cm" svg:y2="6.473cm">
            <text:p text:style-name="P6"/>
          </draw:line>
          <draw:line draw:style-name="gr48" draw:text-style-name="P3" draw:layer="layout" svg:x1="35.57cm" svg:y1="8.974cm" svg:x2="36.136cm" svg:y2="8.974cm">
            <text:p text:style-name="P6"/>
          </draw:line>
        </draw:g>
        <draw:line draw:style-name="gr47" draw:text-style-name="P3" draw:layer="layout" svg:x1="35.57cm" svg:y1="14.877cm" svg:x2="36.136cm" svg:y2="14.877cm">
          <text:p text:style-name="P6"/>
        </draw:line>
        <draw:line draw:style-name="gr47" draw:text-style-name="P3" draw:layer="layout" svg:x1="35.57cm" svg:y1="14.477cm" svg:x2="36.136cm" svg:y2="14.477cm">
          <text:p text:style-name="P6"/>
        </draw:line>
        <draw:line draw:style-name="gr47" draw:text-style-name="P3" draw:layer="layout" svg:x1="35.57cm" svg:y1="14.077cm" svg:x2="36.136cm" svg:y2="14.077cm">
          <text:p text:style-name="P6"/>
        </draw:line>
        <draw:line draw:style-name="gr48" draw:text-style-name="P3" draw:layer="layout" svg:x1="35.57cm" svg:y1="13.574cm" svg:x2="36.136cm" svg:y2="13.574cm">
          <text:p text:style-name="P6"/>
        </draw:line>
        <draw:line draw:style-name="gr48" draw:text-style-name="P3" draw:layer="layout" svg:x1="35.57cm" svg:y1="15.275cm" svg:x2="36.136cm" svg:y2="15.275cm">
          <text:p text:style-name="P6"/>
        </draw:line>
        <draw:line draw:style-name="gr47" draw:text-style-name="P3" draw:layer="layout" svg:x1="35.57cm" svg:y1="16.677cm" svg:x2="36.136cm" svg:y2="16.677cm">
          <text:p text:style-name="P6"/>
        </draw:line>
        <draw:line draw:style-name="gr47" draw:text-style-name="P3" draw:layer="layout" svg:x1="35.57cm" svg:y1="9.577cm" svg:x2="36.136cm" svg:y2="9.577cm">
          <text:p text:style-name="P6"/>
        </draw:line>
        <draw:custom-shape draw:style-name="gr8" draw:text-style-name="P13" draw:layer="layout" svg:width="1.18cm" svg:height="4.165cm" svg:x="36.175cm" svg:y="5.902cm">
          <text:p text:style-name="P5"><text:span text:style-name="T2">Test</text:span></text:p>
          <text:p text:style-name="P5"><text:span text:style-name="T2">Data</text:span></text:p>
          <text:p text:style-name="P5"><text:span text:style-name="T2">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18cm" svg:height="4.165cm" svg:x="36.175cm" svg:y="12.903cm">
          <text:p text:style-name="P5"><text:span text:style-name="T2">Wave</text:span></text:p>
          <text:p text:style-name="P5"><text:span text:style-name="T2">File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46.95cm" svg:y1="14.122cm" svg:x2="46.95cm" svg:y2="14.872cm">
          <text:p text:style-name="P6"/>
        </draw:line>
        <draw:polyline draw:style-name="gr28" draw:text-style-name="P3" draw:layer="layout" svg:width="1.659cm" svg:height="0.822cm" draw:transform="skewX (0.803025988842439) rotate (-0.748571716181413) translate (46.6356315046178cm 6.70136821293249cm)" svg:viewBox="0 0 1660 823" draw:points="0,-53312 14,-53660 1634,-52837 1660,-53485">
          <text:p text:style-name="P6"/>
        </draw:polyline>
        <draw:custom-shape draw:style-name="gr49" draw:text-style-name="P3" draw:layer="layout" svg:width="0.837cm" svg:height="0.26cm" draw:transform="rotate (-1.57062179387059) translate (46.134cm 6.318cm)">
          <text:p text:style-name="P6"/>
          <draw:enhanced-geometry svg:viewBox="0 0 21600 21600" draw:mirror-horizontal="false" draw:mirror-vertical="false" draw:glue-points="?f6 10800 10800 21600 ?f5 10800 10800 0" draw:text-areas="?f3 ?f3 ?f4 ?f4" draw:type="trapezoid" draw:modifiers="2242.482100238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8" draw:text-style-name="P3" draw:layer="layout" svg:x1="46.134cm" svg:y1="6.473cm" svg:x2="47.612cm" svg:y2="6.473cm">
          <text:p text:style-name="P6"/>
        </draw:line>
        <draw:custom-shape draw:style-name="gr50" draw:text-style-name="P3" draw:layer="layout" svg:width="14.899cm" svg:height="9.519cm" svg:x="7.189cm" svg:y="24.443cm"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1722.10084033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draw:layer="layout" svg:width="1.27cm" svg:height="5.08cm" svg:x="3.5cm" svg:y="26.537cm">
          <text:p text:style-name="P5"><text:span text:style-name="T5">P</text:span></text:p>
          <text:p text:style-name="P5"><text:span text:style-name="T5">H</text:span></text:p>
          <text:p text:style-name="P5"><text:span text:style-name="T5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draw:layer="layout" svg:width="1.27cm" svg:height="5.08cm" svg:x="5.405cm" svg:y="26.537cm">
          <text:p text:style-name="P5"><text:span text:style-name="T5">M</text:span><text:span text:style-name="T5"><text:line-break/></text:span><text:span text:style-name="T5">A</text:span><text:span text:style-name="T5"><text:line-break/></text:span><text:span text:style-name="T5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" draw:layer="layout" svg:width="1.904cm" svg:height="0.695cm" draw:transform="rotate (1.5707963267946) translate (10.308cm 27.633cm)">
          <text:p text:style-name="P6"/>
          <draw:enhanced-geometry svg:viewBox="0 0 21600 21600" draw:mirror-vertical="false" draw:mirror-horizontal="true" draw:glue-points="?f6 10800 10800 21600 ?f5 10800 10800 0" draw:text-areas="?f3 ?f3 ?f4 ?f4" draw:type="trapezoid" draw:modifiers="3471.61198288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3" draw:text-style-name="P3" draw:layer="layout" svg:width="3.81cm" svg:height="3.53cm" svg:x="13.895cm" svg:y="27.422cm">
          <text:p text:style-name="P6"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3.175cm" svg:height="0.585cm" svg:x="14.195cm" svg:y="27.657cm">
          <text:p text:style-name="P5"><text:span text:style-name="T1">fifo_int_1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3.175cm" svg:height="0.585cm" svg:x="14.196cm" svg:y="28.458cm">
          <text:p text:style-name="P5"><text:span text:style-name="T1">fifo_int_2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3.175cm" svg:height="0.585cm" svg:x="14.196cm" svg:y="30.158cm">
          <text:p text:style-name="P5"><text:span text:style-name="T1">fifo_int_n</text:span></text:p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1.27cm" svg:height="3.475cm" svg:x="19.005cm" svg:y="27.407cm">
          <text:p text:style-name="P6"/>
          <draw:enhanced-geometry svg:viewBox="0 0 21600 21600" draw:type="rectangle" draw:enhanced-path="M 0 0 L 21600 0 21600 21600 0 21600 0 0 Z N"/>
        </draw:custom-shape>
        <draw:line draw:style-name="gr56" draw:text-style-name="P3" draw:layer="layout" svg:x1="17.705cm" svg:y1="28.457cm" svg:x2="19.04cm" svg:y2="28.477cm">
          <text:p text:style-name="P6"/>
        </draw:line>
        <draw:custom-shape draw:style-name="gr55" draw:text-style-name="P3" draw:layer="layout" svg:width="0.635cm" svg:height="0.635cm" svg:x="4.77cm" svg:y="28.642cm">
          <text:p text:style-name="P6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7" draw:text-style-name="P17" draw:layer="layout" svg:width="2.937cm" svg:height="1.27cm" draw:transform="rotate (1.5707963267946) translate (19.24cm 30.517cm)">
          <draw:text-box>
            <text:p text:style-name="P6"><text:span text:style-name="T6">scheduler</text:span></text:p>
          </draw:text-box>
        </draw:frame>
        <draw:polyline draw:style-name="gr58" draw:text-style-name="P3" draw:layer="layout" svg:width="2.465cm" svg:height="1.007cm" draw:transform="skewX (0.450120414089253) rotate (1.09571770440183) translate (8.7696228593229cm 28.3088509597532cm)" svg:viewBox="0 0 2466 1008" draw:points="0,42100 400,42502 1861,41494 2466,42100">
          <text:p text:style-name="P6"/>
        </draw:polyline>
        <draw:polyline draw:style-name="gr56" draw:text-style-name="P3" draw:layer="layout" svg:width="1.465cm" svg:height="1.186cm" draw:transform="skewX (-0.146607657167496) rotate (-0.540528469343728) translate (11.2186482962642cm 26.6260708430895cm)" svg:viewBox="0 0 1466 1187" draw:points="0,34626 929,34114 1466,35301">
          <text:p text:style-name="P6"/>
        </draw:polyline>
        <draw:custom-shape draw:style-name="gr59" draw:text-style-name="P18" draw:layer="layout" svg:width="3.791cm" svg:height="0.889cm" svg:x="13.898cm" svg:y="26.24cm">
          <text:p text:style-name="P5"><text:span text:style-name="T6">PauseControl</text:span></text:p>
          <draw:enhanced-geometry svg:viewBox="0 0 21600 21600" draw:type="rectangle" draw:enhanced-path="M 0 0 L 21600 0 21600 21600 0 21600 0 0 Z N"/>
        </draw:custom-shape>
        <draw:polyline draw:style-name="gr60" draw:text-style-name="P3" draw:layer="layout" svg:width="3.803cm" svg:height="3.727cm" draw:transform="skewX (-0.170867733770213) rotate (0.177150919077391) translate (17.583cm 25.407cm)" svg:viewBox="0 0 3804 3728" draw:points="0,56216 3607,56882 2601,59722 3804,59944">
          <text:p text:style-name="P6"/>
        </draw:polyline>
        <draw:polyline draw:style-name="gr56" draw:text-style-name="P3" draw:layer="layout" svg:width="3.359cm" svg:height="0.789cm" draw:transform="skewX (1.15837502454842) rotate (-0.0844739357976956) translate (18.0995788581157cm 26.4889672819718cm)" svg:viewBox="0 0 3360 790" draw:points="0,49909 1494,49735 3360,50525">
          <text:p text:style-name="P6"/>
        </draw:polyline>
        <draw:polyline draw:style-name="gr60" draw:text-style-name="P3" draw:layer="layout" svg:width="12.732cm" svg:height="4.195cm" draw:transform="skewX (0.158475896081055) rotate (-2.88031686456688) translate (22.9719465173783cm 32.8669259851203cm)" svg:viewBox="0 0 12733 4196" draw:points="0,-71965 1255,-71644 1657,-75371 12733,-72531 12587,-71175 11490,-71456">
          <text:p text:style-name="P6"/>
        </draw:polyline>
        <draw:line draw:style-name="gr56" draw:text-style-name="P3" draw:layer="layout" svg:x1="12.87cm" svg:y1="29.077cm" svg:x2="13.895cm" svg:y2="29.077cm">
          <text:p text:style-name="P6"/>
        </draw:line>
        <draw:custom-shape draw:style-name="gr61" draw:text-style-name="P3" draw:layer="layout" svg:width="1.361cm" svg:height="5.08cm" svg:x="22.618cm" svg:y="26.523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9" draw:layer="layout" svg:width="3.81cm" svg:height="1.27cm" draw:transform="rotate (1.5707963267946) translate (22.799cm 30.317cm)">
          <draw:text-box>
            <text:p text:style-name="P6"><text:span text:style-name="T5">Software </text:span></text:p>
          </draw:text-box>
        </draw:frame>
        <draw:custom-shape draw:style-name="gr53" draw:text-style-name="P3" draw:layer="layout" svg:width="3.796cm" svg:height="1.061cm" svg:x="13.909cm" svg:y="31.287cm">
          <text:p text:style-name="P6"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3.175cm" svg:height="0.585cm" svg:x="14.196cm" svg:y="31.559cm">
          <text:p text:style-name="P5"><text:span text:style-name="T1">fifo_ext</text:span></text:p>
          <draw:enhanced-geometry svg:viewBox="0 0 21600 21600" draw:type="rectangle" draw:enhanced-path="M 0 0 L 21600 0 21600 21600 0 21600 0 0 Z N"/>
        </draw:custom-shape>
        <draw:line draw:style-name="gr56" draw:text-style-name="P3" draw:layer="layout" svg:x1="12.871cm" svg:y1="31.777cm" svg:x2="13.896cm" svg:y2="31.777cm">
          <text:p text:style-name="P6"/>
        </draw:line>
        <draw:polyline draw:style-name="gr56" draw:text-style-name="P3" draw:layer="layout" svg:width="2.433cm" svg:height="0.96cm" draw:transform="skewX (-0.12810716709636) rotate (1.08856185446866) translate (17.201518055989cm 31.6114865527458cm)" svg:viewBox="0 0 2434 961" draw:points="0,60333 169,60761 2153,59800 2434,60513">
          <text:p text:style-name="P6"/>
        </draw:polyline>
        <draw:line draw:style-name="gr62" draw:text-style-name="P3" draw:layer="layout" svg:x1="15.895cm" svg:y1="29.147cm" svg:x2="15.895cm" svg:y2="30.065cm">
          <text:p text:style-name="P6"/>
        </draw:line>
        <draw:polyline draw:style-name="gr56" draw:text-style-name="P3" draw:layer="layout" svg:width="14.329cm" svg:height="4.099cm" draw:transform="skewX (0.0038397243543868) rotate (-3.09603956011334) translate (21.1613010189414cm 32.9386471529753cm)" svg:viewBox="0 0 14330 4100" draw:points="700,-63828 0,-63868 161,-67736 13583,-67125 13439,-63677 14330,-63636">
          <text:p text:style-name="P6"/>
        </draw:polyline>
        <draw:line draw:style-name="gr63" draw:text-style-name="P3" draw:layer="layout" svg:x1="11.018cm" svg:y1="26.63cm" svg:x2="13.814cm" svg:y2="26.63cm">
          <text:p text:style-name="P6"/>
        </draw:line>
        <draw:custom-shape draw:style-name="gr64" draw:text-style-name="P20" draw:layer="layout" svg:width="1.903cm" svg:height="1.061cm" svg:x="11.002cm" svg:y="31.288cm">
          <text:p text:style-name="P5"><text:span text:style-name="T6">tagger</text:span></text:p>
          <draw:enhanced-geometry svg:viewBox="0 0 21600 21600" draw:type="rectangle" draw:enhanced-path="M 0 0 L 21600 0 21600 21600 0 21600 0 0 Z N"/>
        </draw:custom-shape>
        <draw:custom-shape draw:style-name="gr65" draw:text-style-name="P18" draw:layer="layout" svg:width="1.903cm" svg:height="1.061cm" svg:x="11.003cm" svg:y="28.489cm">
          <text:p text:style-name="P5"><text:span text:style-name="T6">tagger</text:span></text:p>
          <draw:enhanced-geometry svg:viewBox="0 0 21600 21600" draw:type="rectangle" draw:enhanced-path="M 0 0 L 21600 0 21600 21600 0 21600 0 0 Z N"/>
        </draw:custom-shape>
        <draw:line draw:style-name="gr56" draw:text-style-name="P3" draw:layer="layout" svg:x1="6.675cm" svg:y1="28.285cm" svg:x2="7.815cm" svg:y2="28.277cm">
          <text:p text:style-name="P6"/>
        </draw:line>
        <draw:custom-shape draw:style-name="gr55" draw:text-style-name="P18" draw:layer="layout" svg:width="1.27cm" svg:height="3.475cm" svg:x="7.905cm" svg:y="27.208cm">
          <text:p text:style-name="P6"/>
          <draw:enhanced-geometry svg:viewBox="0 0 21600 21600" draw:type="rectangle" draw:enhanced-path="M 0 0 L 21600 0 21600 21600 0 21600 0 0 Z N"/>
        </draw:custom-shape>
        <draw:frame draw:style-name="gr57" draw:text-style-name="P17" draw:layer="layout" svg:width="2.937cm" svg:height="1.27cm" draw:transform="rotate (1.5707963267946) translate (8.05cm 30.249cm)">
          <draw:text-box>
            <text:p text:style-name="P6"><text:span text:style-name="T6">classifier</text:span></text:p>
          </draw:text-box>
        </draw:frame>
        <draw:rect draw:style-name="gr21" draw:text-style-name="P10" draw:layer="layout" svg:width="2cm" svg:height="1.098cm" svg:x="41.9cm" svg:y="11.332cm">
          <text:p text:style-name="P5"><text:span text:style-name="T1">pause</text:span></text:p>
        </draw:rect>
        <draw:polyline draw:style-name="gr22" draw:text-style-name="P3" draw:layer="layout" svg:width="1.373cm" svg:height="4.479cm" draw:transform="skewX (0.197222205475322) rotate (-1.3641493433597) translate (48.1958247066185cm 10.4673937432195cm)" svg:viewBox="0 0 1374 4480" draw:points="0,-89462 6,-90045 1374,-89770 1333,-85565">
          <text:p text:style-name="P6"/>
        </draw:polyline>
        <draw:frame draw:style-name="gr14" draw:text-style-name="P12" draw:layer="layout" svg:width="1.81cm" svg:height="0.607cm" svg:x="47.5cm" svg:y="9.874cm">
          <draw:text-box>
            <text:p text:style-name="P6"><text:span text:style-name="T4">pause_ctrl</text:span></text:p>
          </draw:text-box>
        </draw:frame>
        <draw:polyline draw:style-name="gr28" draw:text-style-name="P3" draw:layer="layout" svg:width="3.721cm" svg:height="1.143cm" draw:transform="skewX (0.272794962086662) rotate (-1.23813657136573) translate (46.402441123027cm 6.9529106026926cm)" svg:viewBox="0 0 3722 1144" draw:points="0,-82917 17,-83176 3649,-82032 3722,-83159">
          <text:p text:style-name="P6"/>
        </draw:polyline>
        <draw:frame draw:style-name="gr14" draw:text-style-name="P7" draw:layer="layout" svg:width="1.709cm" svg:height="0.78cm" svg:x="45.772cm" svg:y="7.699cm">
          <draw:text-box>
            <text:p text:style-name="P6"><text:span text:style-name="T1">tagger</text:span></text:p>
          </draw:text-box>
        </draw:frame>
        <draw:frame draw:style-name="gr14" draw:text-style-name="P12" draw:layer="layout" svg:width="1.637cm" svg:height="0.607cm" svg:x="44.1cm" svg:y="10.775cm">
          <draw:text-box>
            <text:p text:style-name="P6"><text:span text:style-name="T4">loopback</text:span></text:p>
          </draw:text-box>
        </draw:frame>
        <draw:line draw:style-name="gr22" draw:text-style-name="P3" draw:layer="layout" svg:x1="42.847cm" svg:y1="12.43cm" svg:x2="42.847cm" svg:y2="13.12cm">
          <text:p text:style-name="P6"/>
        </draw:line>
        <draw:frame draw:style-name="gr14" draw:layer="layout" svg:width="5.849cm" svg:height="1.038cm" svg:x="12.9cm" svg:y="19.8cm">
          <draw:text-box>
            <text:p text:style-name="P6">Caso de aplicación</text:p>
          </draw:text-box>
        </draw:frame>
        <draw:frame draw:style-name="gr14" draw:layer="layout" svg:width="3.584cm" svg:height="1.038cm" svg:x="40.416cm" svg:y="19.462cm">
          <draw:text-box>
            <text:p text:style-name="P6">Testbench </text:p>
          </draw:text-box>
        </draw:frame>
        <draw:frame draw:style-name="gr14" draw:layer="layout" svg:width="6.784cm" svg:height="1.038cm" svg:x="12.6cm" svg:y="35.462cm">
          <draw:text-box>
            <text:p text:style-name="P6">Testbench (operacion)</text:p>
          </draw:text-box>
        </draw:frame>
        <draw:custom-shape draw:style-name="gr53" draw:text-style-name="P3" draw:layer="layout" svg:width="3.796cm" svg:height="1.061cm" svg:x="13.909cm" svg:y="24.888cm">
          <text:p text:style-name="P6"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3.175cm" svg:height="0.585cm" svg:x="14.196cm" svg:y="25.16cm">
          <text:p text:style-name="P5"><text:span text:style-name="T1">fifo_ext</text:span></text:p>
          <draw:enhanced-geometry svg:viewBox="0 0 21600 21600" draw:type="rectangle" draw:enhanced-path="M 0 0 L 21600 0 21600 21600 0 21600 0 0 Z N"/>
        </draw:custom-shape>
        <draw:polyline draw:style-name="gr60" draw:text-style-name="P3" draw:layer="layout" svg:width="3.033cm" svg:height="0.692cm" draw:transform="skewX (-0.256388867117919) rotate (0.149923782746285) translate (10.7927261462904cm 25.6200653668163cm)" svg:viewBox="0 0 3034 693" draw:points="0,54436 933,54582 1219,53889 3034,54175">
          <text:p text:style-name="P6"/>
        </draw:polyline>
        <draw:custom-shape draw:style-name="gr50" draw:text-style-name="P3" draw:layer="layout" svg:width="15.32cm" svg:height="9.134cm" svg:x="35.089cm" svg:y="24.204cm"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1686.458887352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6" draw:text-style-name="P3" draw:layer="layout" svg:width="1.485cm" svg:height="0.806cm" draw:transform="skewX (0.278205482767844) rotate (-0.338070276112424) translate (38.4725547210831cm 28.2245060657386cm)" svg:viewBox="0 0 1486 807" draw:points="0,27863 330,27734 846,28541 1486,28280">
          <text:p text:style-name="P6"/>
        </draw:polyline>
        <draw:custom-shape draw:style-name="gr66" draw:text-style-name="P4" draw:layer="layout" svg:width="2.541cm" svg:height="0.827cm" svg:x="43.504cm" svg:y="28.742cm">
          <text:p text:style-name="P5"><text:span text:style-name="T1">FIFO_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8" draw:layer="layout" svg:width="0.914cm" svg:height="2.865cm" svg:x="35.898cm" svg:y="26.465cm">
          <text:p text:style-name="P6"/>
          <draw:enhanced-geometry svg:viewBox="0 0 21600 21600" draw:type="rectangle" draw:enhanced-path="M 0 0 L 21600 0 21600 21600 0 21600 0 0 Z N"/>
        </draw:custom-shape>
        <draw:frame draw:style-name="gr57" draw:text-style-name="P17" draw:layer="layout" svg:width="2.937cm" svg:height="1.27cm" draw:transform="rotate (1.5707963267946) translate (35.95cm 29.206cm)">
          <draw:text-box>
            <text:p text:style-name="P6"><text:span text:style-name="T6">Classifier</text:span></text:p>
          </draw:text-box>
        </draw:frame>
        <draw:frame draw:style-name="gr14" draw:layer="layout" svg:width="6.962cm" svg:height="1.038cm" svg:x="38.716cm" svg:y="36.462cm">
          <draw:text-box>
            <text:p text:style-name="P6">Testbench según flujos</text:p>
          </draw:text-box>
        </draw:frame>
        <draw:custom-shape draw:style-name="gr66" draw:text-style-name="P4" draw:layer="layout" svg:width="2.541cm" svg:height="0.827cm" svg:x="43.505cm" svg:y="30.888cm">
          <text:p text:style-name="P5"><text:span text:style-name="T1">FIFO_ex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6cm" svg:height="3.865cm" svg:x="33.489cm" svg:y="28.999cm">
          <text:p text:style-name="P6"/>
          <draw:enhanced-geometry svg:viewBox="0 0 21600 21600" draw:path-stretchpoint-x="10800" draw:path-stretchpoint-y="10800" draw:text-areas="?f3 ?f4 ?f5 ?f6" draw:type="round-rectangle" draw:modifiers="5464.58141674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9" draw:layer="layout" svg:width="4.15cm" svg:height="1.27cm" draw:transform="rotate (1.5707963267946) translate (33.6cm 32.206cm)">
          <draw:text-box>
            <text:p text:style-name="P6"><text:span text:style-name="T5">Software</text:span></text:p>
          </draw:text-box>
        </draw:frame>
        <draw:line draw:style-name="gr56" draw:text-style-name="P3" draw:layer="layout" svg:x1="41.304cm" svg:y1="29.174cm" svg:x2="43.504cm" svg:y2="29.174cm">
          <text:p text:style-name="P6"/>
        </draw:line>
        <draw:custom-shape draw:style-name="gr64" draw:text-style-name="P20" draw:layer="layout" svg:width="1.757cm" svg:height="0.827cm" svg:x="39.546cm" svg:y="28.751cm">
          <text:p text:style-name="P5"><text:span text:style-name="T6">Editor</text:span></text:p>
          <draw:enhanced-geometry svg:viewBox="0 0 21600 21600" draw:type="rectangle" draw:enhanced-path="M 0 0 L 21600 0 21600 21600 0 21600 0 0 Z N"/>
        </draw:custom-shape>
        <draw:g>
          <draw:custom-shape draw:style-name="gr67" draw:text-style-name="P18" draw:layer="layout" svg:width="1.871cm" svg:height="0.8cm" draw:transform="rotate (1.5707963267946) translate (37.595cm 28.9cm)">
            <text:p text:style-name="P6"/>
            <draw:enhanced-geometry svg:viewBox="0 0 21600 21600" draw:mirror-vertical="false" draw:mirror-horizontal="true" draw:glue-points="?f6 10800 10800 21600 ?f5 10800 10800 0" draw:text-areas="?f3 ?f3 ?f4 ?f4" draw:type="trapezoid" draw:modifiers="2492.307692307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7" draw:text-style-name="P17" draw:layer="layout" svg:width="2.937cm" svg:height="1.27cm" draw:transform="rotate (1.5707963267946) translate (37.595cm 28.707cm)">
            <draw:text-box>
              <text:p text:style-name="P6"><text:span text:style-name="T6">Mux</text:span></text:p>
            </draw:text-box>
          </draw:frame>
        </draw:g>
        <draw:custom-shape draw:style-name="gr64" draw:text-style-name="P20" draw:layer="layout" svg:width="1.757cm" svg:height="0.827cm" svg:x="39.547cm" svg:y="30.852cm">
          <text:p text:style-name="P5"><text:span text:style-name="T6">Editor</text:span></text:p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2.541cm" svg:height="0.827cm" svg:x="43.506cm" svg:y="26.444cm">
          <text:p text:style-name="P5"><text:span text:style-name="T1">FIFO_ext</text:span></text:p>
          <draw:enhanced-geometry svg:viewBox="0 0 21600 21600" draw:type="rectangle" draw:enhanced-path="M 0 0 L 21600 0 21600 21600 0 21600 0 0 Z N"/>
        </draw:custom-shape>
        <draw:line draw:style-name="gr56" draw:text-style-name="P3" draw:layer="layout" svg:x1="41.304cm" svg:y1="31.274cm" svg:x2="43.505cm" svg:y2="31.274cm">
          <text:p text:style-name="P6"/>
        </draw:line>
        <draw:polyline draw:style-name="gr56" draw:text-style-name="P3" draw:layer="layout" svg:width="4.971cm" svg:height="-0.001cm" draw:transform="skewX (-1.55334303427466) translate (34.5750000000001cm 31.211cm)" svg:viewBox="0 0 4972 0" draw:points="0,62422 514,62422 514,62422 4972,62422">
          <text:p text:style-name="P6"/>
        </draw:polyline>
        <draw:polyline draw:style-name="gr56" draw:text-style-name="P3" draw:layer="layout" svg:width="4.825cm" svg:height="1.499cm" draw:transform="skewX (-0.315555528760515) rotate (-2.8180086102707) translate (43.506cm 26.83cm)" svg:viewBox="0 0 4826 1500" draw:points="4826,-77691 4498,-77815 3984,-77042 0,-78542">
          <text:p text:style-name="P6"/>
        </draw:polyline>
        <draw:line draw:style-name="gr56" draw:text-style-name="P3" draw:layer="layout" svg:x1="36.812cm" svg:y1="27.934cm" svg:x2="37.595cm" svg:y2="27.934cm">
          <text:p text:style-name="P6"/>
        </draw:line>
        <draw:custom-shape draw:style-name="gr1" draw:text-style-name="P2" draw:layer="layout" svg:width="2.688cm" svg:height="8.187cm" svg:x="47.3cm" svg:y="24.655cm">
          <text:p text:style-name="P6"/>
          <draw:enhanced-geometry svg:viewBox="0 0 21600 21600" draw:path-stretchpoint-x="10800" draw:path-stretchpoint-y="10800" draw:text-areas="?f3 ?f4 ?f5 ?f6" draw:type="round-rectangle" draw:modifiers="4265.377463741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1" draw:text-style-name="P18" draw:layer="layout" svg:width="0.914cm" svg:height="3.017cm" svg:x="46.998cm" svg:y="28.714cm">
            <text:p text:style-name="P6"/>
            <draw:enhanced-geometry svg:viewBox="0 0 21600 21600" draw:type="rectangle" draw:enhanced-path="M 0 0 L 21600 0 21600 21600 0 21600 0 0 Z N"/>
          </draw:custom-shape>
          <draw:frame draw:style-name="gr57" draw:text-style-name="P17" draw:layer="layout" svg:width="3.092cm" svg:height="1.27cm" draw:transform="rotate (1.5707963267946) translate (47.05cm 31.6cm)">
            <draw:text-box>
              <text:p text:style-name="P6"><text:span text:style-name="T6">Scheduler</text:span></text:p>
            </draw:text-box>
          </draw:frame>
        </draw:g>
        <draw:g>
          <draw:custom-shape draw:style-name="gr66" draw:text-style-name="P18" draw:layer="layout" svg:width="0.811cm" svg:height="1.13cm" svg:x="41.704cm" svg:y="26.248cm">
            <text:p text:style-name="P5"><text:span text:style-name="T6">Q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6" draw:text-style-name="P18" draw:layer="layout" svg:width="0.811cm" svg:height="1.13cm" svg:x="41.725cm" svg:y="28.6cm">
            <text:p text:style-name="P5"><text:span text:style-name="T6">Q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6" draw:text-style-name="P18" draw:layer="layout" svg:width="0.811cm" svg:height="1.13cm" svg:x="41.725cm" svg:y="30.7cm">
            <text:p text:style-name="P5"><text:span text:style-name="T6">Q</text:span></text:p>
            <draw:enhanced-geometry svg:viewBox="0 0 21600 21600" draw:type="rectangle" draw:enhanced-path="M 0 0 L 21600 0 21600 21600 0 21600 0 0 Z N"/>
          </draw:custom-shape>
        </draw:g>
        <draw:line draw:style-name="gr56" draw:text-style-name="P3" draw:layer="layout" svg:x1="46.045cm" svg:y1="29.156cm" svg:x2="46.998cm" svg:y2="29.156cm">
          <text:p text:style-name="P6"/>
        </draw:line>
        <draw:line draw:style-name="gr56" draw:text-style-name="P3" draw:layer="layout" svg:x1="46.046cm" svg:y1="31.317cm" svg:x2="46.999cm" svg:y2="31.317cm">
          <text:p text:style-name="P6"/>
        </draw:line>
        <draw:polyline draw:style-name="gr56" draw:text-style-name="P3" draw:layer="layout" svg:width="1.812cm" svg:height="0.904cm" draw:transform="skewX (-0.546288055874122) rotate (-0.761836218496567) translate (34.6729080849028cm 26.2450680541046cm)" svg:viewBox="0 0 1813 905" draw:points="0,-9539 575,-9886 888,-8981 1813,-9539">
          <text:p text:style-name="P6"/>
        </draw:polyline>
        <draw:custom-shape draw:style-name="gr5" draw:text-style-name="P1" draw:layer="layout" svg:width="1.086cm" svg:height="3.875cm" svg:x="50.819cm" svg:y="28.984cm">
          <text:p text:style-name="P6"/>
          <draw:enhanced-geometry svg:viewBox="0 0 21600 21600" draw:path-stretchpoint-x="10800" draw:path-stretchpoint-y="10800" draw:text-areas="?f3 ?f4 ?f5 ?f6" draw:type="round-rectangle" draw:modifiers="5464.58141674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9" draw:layer="layout" svg:width="4.15cm" svg:height="1.27cm" draw:transform="rotate (1.5707963267946) translate (50.93cm 32.542cm)">
          <draw:text-box>
            <text:p text:style-name="P6"><text:span text:style-name="T5">MAC - Phy</text:span></text:p>
          </draw:text-box>
        </draw:frame>
        <draw:polyline draw:style-name="gr56" draw:text-style-name="P3" draw:layer="layout" svg:width="4.766cm" svg:height="-0.001cm" draw:transform="skewX (1.55334303427466) translate (46.0470000000001cm 26.859cm)" svg:viewBox="0 0 4767 0" draw:points="0,53718 2606,53718 2606,53718 4767,53718">
          <text:p text:style-name="P6"/>
        </draw:polyline>
        <draw:polyline draw:style-name="gr56" draw:text-style-name="P3" draw:layer="layout" svg:width="2.896cm" svg:height="0.729cm" draw:transform="skewX (0.395317075576641) rotate (-0.341386401691213) translate (48.1220943022133cm 29.9613795182375cm)" svg:viewBox="0 0 2897 730" draw:points="0,24531 692,24243 1256,24973 2897,24288">
          <text:p text:style-name="P6"/>
        </draw:polyline>
        <draw:frame draw:style-name="gr14" draw:text-style-name="P21" draw:layer="layout" svg:width="2.411cm" svg:height="1.309cm" svg:x="37.6cm" svg:y="24.8cm">
          <draw:text-box>
            <text:p text:style-name="P5"><text:span text:style-name="T1">INGRESS</text:span></text:p>
            <text:p text:style-name="P5"><text:span text:style-name="T1">PATHS</text:span></text:p>
          </draw:text-box>
        </draw:frame>
        <draw:frame draw:style-name="gr14" draw:text-style-name="P10" draw:layer="layout" svg:width="2.272cm" svg:height="1.309cm" svg:x="47.501cm" svg:y="24.801cm">
          <draw:text-box>
            <text:p text:style-name="P5"><text:span text:style-name="T1">EGRESS</text:span></text:p>
            <text:p text:style-name="P5"><text:span text:style-name="T1">PATHS</text:span></text:p>
          </draw:text-box>
        </draw:frame>
        <draw:frame draw:style-name="gr14" draw:text-style-name="P7" draw:layer="layout" svg:width="2.394cm" svg:height="0.78cm" svg:x="43.601cm" svg:y="24.801cm">
          <draw:text-box>
            <text:p text:style-name="P6"><text:span text:style-name="T1">MEMORY</text:span></text:p>
          </draw:text-box>
        </draw:frame>
        <draw:custom-shape draw:style-name="gr5" draw:text-style-name="P1" draw:layer="layout" svg:width="1.086cm" svg:height="3.934cm" svg:x="33.49cm" svg:y="24.657cm">
          <text:p text:style-name="P6"/>
          <draw:enhanced-geometry svg:viewBox="0 0 21600 21600" draw:path-stretchpoint-x="10800" draw:path-stretchpoint-y="10800" draw:text-areas="?f3 ?f4 ?f5 ?f6" draw:type="round-rectangle" draw:modifiers="5464.58141674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9" draw:layer="layout" svg:width="4.15cm" svg:height="1.27cm" draw:transform="rotate (1.5707963267946) translate (33.601cm 28.106cm)">
          <draw:text-box>
            <text:p text:style-name="P6"><text:span text:style-name="T5">Phy - MAC</text:span></text:p>
          </draw:text-box>
        </draw:frame>
        <draw:frame draw:style-name="gr57" draw:text-style-name="P19" draw:layer="layout" svg:width="4.15cm" svg:height="1.27cm" draw:transform="rotate (1.5707963267946) translate (50.901cm 27.906cm)">
          <draw:text-box>
            <text:p text:style-name="P6"><text:span text:style-name="T5">Software</text:span></text:p>
          </draw:text-box>
        </draw:frame>
        <draw:custom-shape draw:style-name="gr16" draw:text-style-name="P8" draw:layer="layout" svg:width="3.535cm" svg:height="0.398cm" svg:x="13.947cm" svg:y="8.579cm">
          <text:p text:style-name="P5"><text:span text:style-name="T2">TRUNK PORT</text:span></text:p>
          <draw:enhanced-geometry svg:viewBox="0 0 21600 21600" draw:type="rectangle" draw:enhanced-path="M 0 0 L 21600 0 21600 21600 0 21600 0 0 Z N"/>
        </draw:custom-shape>
        <draw:frame draw:style-name="gr68" draw:text-style-name="P5" draw:layer="layout" svg:width="4.359cm" svg:height="0.989cm" svg:x="13.5cm" svg:y="7.6cm">
          <draw:text-box>
            <text:p text:style-name="P5"><text:span text:style-name="T1">L3 Router on a Sti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10-09T10:35:25</meta:creation-date>
    <dc:creator>Jorge Finochietto</dc:creator>
    <dc:date>2010-11-10T13:57:22</dc:date>
    <meta:editing-cycles>26</meta:editing-cycles>
    <meta:editing-duration>PT15H59M24S</meta:editing-duration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